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LuceneQueryBean.getCriteri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QueryBea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QueryBean.page( Hits hit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impleLuceneQueryBean.setSize( Lo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QueryBean.addCriterion( SimpleLuceneCriterionBean criter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LuceneQueryBean.getB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Query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QueryBean.search( LuceneCocoonSearcher search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impleLuceneQueryBean.setDate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QueryBean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QueryBean.SimpleLuceneQueryBean( String type , String bool , String match , String field , String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LuceneQueryBean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QueryBean.setUser(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Query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QueryBean.setPage( Long 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QueryBean.setTotal( Long tot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QueryBean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LuceneQueryBean.SimpleLuceneQue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LuceneQueryBean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QueryBean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QueryBean.getP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LuceneQueryBean.getTot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QueryBean.removeCriterion( SimpleLuceneCriterionBean criter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QueryBean.setCriteria( List criteri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QueryBean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QueryBean.setBool( String b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QueryBean.get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